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MT" svg:font-family="ArialMT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MT" fo:font-size="14pt" officeooo:paragraph-rsid="001de83a" style:font-size-asian="14pt"/>
    </style:style>
    <style:style style:name="P2" style:family="paragraph" style:parent-style-name="Standard">
      <style:paragraph-properties fo:text-align="center" style:justify-single-word="false"/>
      <style:text-properties style:font-name="ArialMT" fo:font-size="14pt" officeooo:paragraph-rsid="001de83a" style:font-size-asian="14pt"/>
    </style:style>
    <style:style style:name="P3" style:family="paragraph" style:parent-style-name="Standard">
      <style:text-properties officeooo:paragraph-rsid="001de83a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officeooo:paragraph-rsid="001de83a"/>
    </style:style>
    <style:style style:name="P6" style:family="paragraph" style:parent-style-name="Standard">
      <style:paragraph-properties fo:text-align="start" style:justify-single-word="false"/>
      <style:text-properties style:font-name="ArialMT" fo:font-size="14pt" officeooo:rsid="001de83a" officeooo:paragraph-rsid="001de83a" style:font-size-asian="14pt"/>
    </style:style>
    <style:style style:name="P7" style:family="paragraph" style:parent-style-name="Standard">
      <style:paragraph-properties fo:text-align="start" style:justify-single-word="false"/>
      <style:text-properties officeooo:paragraph-rsid="001e0975"/>
    </style:style>
    <style:style style:name="T1" style:family="text">
      <style:text-properties fo:font-size="24pt" officeooo:rsid="001e0975" style:font-size-asian="21pt" style:font-size-complex="24pt"/>
    </style:style>
    <style:style style:name="T2" style:family="text">
      <style:text-properties style:font-name="ArialMT" fo:font-size="14pt" style:font-size-asian="14pt"/>
    </style:style>
    <style:style style:name="T3" style:family="text">
      <style:text-properties style:font-name="ArialMT" fo:font-size="14pt" officeooo:rsid="001de83a" style:font-size-asian="14pt"/>
    </style:style>
    <style:style style:name="T4" style:family="text">
      <style:text-properties fo:font-family="SegoeUIEmoji" style:font-family-generic="roman" style:font-pitch="variable" fo:font-size="14pt" style:font-size-asian="14pt"/>
    </style:style>
    <style:style style:name="T5" style:family="text">
      <style:text-properties fo:font-family="SegoeUIEmoji" style:font-family-generic="roman" style:font-pitch="variable" fo:font-size="14pt" officeooo:rsid="001de83a" style:font-size-asian="14pt"/>
    </style:style>
    <style:style style:name="T6" style:family="text">
      <style:text-properties style:font-name="ArialMT" fo:font-size="14pt" officeooo:rsid="001e0975" style:font-size-asian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text:span text:style-name="T1"><text:s text:c="4"/>PREGUNTAS EXAMEN</text:span> <text:s text:c="16"/></text:p>
      <text:p text:style-name="P1"/>
      <text:p text:style-name="P1"/>
      <text:p text:style-name="P3"><text:span text:style-name="T2">1. ¿Cuál es </text:span><text:span text:style-name="T3">un ejemplo de herramienta de documentación automática</text:span><text:span text:style-name="T2">?</text:span></text:p>
      <text:p text:style-name="P4" loext:marker-style-name="T2"><text:span text:style-name="T2">a) </text:span><text:span text:style-name="T3">Eclipse</text:span></text:p>
      <text:p text:style-name="P4" loext:marker-style-name="T4"><text:span text:style-name="T2">b) </text:span><text:span text:style-name="T3">Mercurial</text:span><text:span text:style-name="T2"> </text:span></text:p>
      <text:p text:style-name="P5" loext:marker-style-name="T2"><text:span text:style-name="T2">c) </text:span><text:span text:style-name="T3">JavaDoc </text:span><text:span text:style-name="T5">✅</text:span></text:p>
      <text:p text:style-name="P4" loext:marker-style-name="T2"><text:span text:style-name="T2">d) </text:span><text:span text:style-name="T3">Git</text:span></text:p>
      <text:p text:style-name="P1"/>
      <text:p text:style-name="P1"/>
      <text:p text:style-name="P4" loext:marker-style-name="T2"><text:span text:style-name="T3">2</text:span><text:span text:style-name="T2">. ¿</text:span><text:span text:style-name="T3">Qué se busca evitar al refactorizar sin pruebas</text:span><text:span text:style-name="T2">?</text:span></text:p>
      <text:p text:style-name="P4" loext:marker-style-name="T2"><text:span text:style-name="T2">a) </text:span><text:span text:style-name="T3">Que el código quede más corto</text:span></text:p>
      <text:p text:style-name="P4" loext:marker-style-name="T4"><text:span text:style-name="T2">b) </text:span><text:span text:style-name="T3">Que el comportamiento del programa cambie sin darse cuenta</text:span><text:span text:style-name="T2"> </text:span><text:span text:style-name="T4">✅</text:span></text:p>
      <text:p text:style-name="P4" loext:marker-style-name="T2"><text:span text:style-name="T2">c) </text:span><text:span text:style-name="T3">Que el repositorio se llene de commits</text:span></text:p>
      <text:p text:style-name="P5" loext:marker-style-name="T2"><text:span text:style-name="T2">d) </text:span><text:span text:style-name="T3">Que se creen ramas innecesarias</text:span></text:p>
      <text:p text:style-name="P5" loext:marker-style-name="T2"/>
      <text:p text:style-name="P5" loext:marker-style-name="T2"/>
      <text:p text:style-name="P5" loext:marker-style-name="T2"><text:span text:style-name="T3"/></text:p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><text:s text:c="3"/></text:p>
      <text:p text:style-name="P6" loext:marker-style-name="T2"/>
      <text:p text:style-name="P6" loext:marker-style-name="T2"/>
      <text:p text:style-name="P6" loext:marker-style-name="T2"/>
      <text:p text:style-name="P6" loext:marker-style-name="T2"><text:soft-page-break/><text:s/></text:p>
      <text:p text:style-name="P6" loext:marker-style-name="T2"/>
      <text:p text:style-name="P5" loext:marker-style-name="T2"><text:span text:style-name="T3">3</text:span><text:span text:style-name="T2">. ¿</text:span><text:span text:style-name="T3">Qué técnica es un patrón común de refactorización</text:span><text:span text:style-name="T2">?</text:span></text:p>
      <text:p text:style-name="P5" loext:marker-style-name="T2"><text:span text:style-name="T2">a) </text:span><text:span text:style-name="T3">Eliminar el repositorio remoto</text:span></text:p>
      <text:p text:style-name="P5" loext:marker-style-name="T4"><text:span text:style-name="T2">b) </text:span><text:span text:style-name="T3">Extraer método</text:span><text:span text:style-name="T2"> </text:span><text:span text:style-name="T4">✅</text:span></text:p>
      <text:p text:style-name="P5" loext:marker-style-name="T2"><text:span text:style-name="T2">c) </text:span><text:span text:style-name="T3">Convertir todo el código a otro lenguaje</text:span></text:p>
      <text:p text:style-name="P5" loext:marker-style-name="T2"><text:span text:style-name="T3">d</text:span><text:span text:style-name="T2">) </text:span><text:span text:style-name="T3">Ejecutar el programa en modo depuración</text:span></text:p>
      <text:p text:style-name="P6" loext:marker-style-name="T2"/>
      <text:p text:style-name="P6" loext:marker-style-name="T2"/>
      <text:p text:style-name="P7" loext:marker-style-name="T2"><text:span text:style-name="T6">4</text:span><text:span text:style-name="T2">. ¿</text:span><text:span text:style-name="T3">Qué </text:span><text:span text:style-name="T6">es un merge(fusión) en control de versiones</text:span><text:span text:style-name="T2">?</text:span></text:p>
      <text:p text:style-name="P7" loext:marker-style-name="T2"><text:span text:style-name="T2">a) </text:span><text:span text:style-name="T3">Eliminar </text:span><text:span text:style-name="T6">cambios antiguos del historial</text:span></text:p>
      <text:p text:style-name="P7" loext:marker-style-name="T4"><text:span text:style-name="T2">b) </text:span><text:span text:style-name="T6">Unir cambios de diferentes ramas o versiones</text:span><text:span text:style-name="T2"> </text:span><text:span text:style-name="T4">✅</text:span></text:p>
      <text:p text:style-name="P7" loext:marker-style-name="T2"><text:span text:style-name="T2">c) </text:span><text:span text:style-name="T3">C</text:span><text:span text:style-name="T6">rear una copia local del repositorio remoto</text:span></text:p>
      <text:p text:style-name="P7" loext:marker-style-name="T2"><text:span text:style-name="T6">d</text:span><text:span text:style-name="T2">) </text:span><text:span text:style-name="T6">Subir automáticamente todos los archivos modificados</text:span></text:p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><text:soft-page-break/><text:s/></text:p>
      <text:p text:style-name="P7" loext:marker-style-name="T2"/>
      <text:p text:style-name="P7" loext:marker-style-name="T2"><text:span text:style-name="T6">5</text:span><text:span text:style-name="T2">. ¿</text:span><text:span text:style-name="T3">Qué </text:span><text:span text:style-name="T6">describe mejor la estructura de un sistema de control de versiones según el documento</text:span><text:span text:style-name="T2">?</text:span></text:p>
      <text:p text:style-name="P7" loext:marker-style-name="T2"><text:span text:style-name="T2">a) </text:span><text:span text:style-name="T6">Solo existe repositorio local</text:span></text:p>
      <text:p text:style-name="P7" loext:marker-style-name="T4"><text:span text:style-name="T2">b) </text:span><text:span text:style-name="T6">Modelo cliente/servidor con repositorio remoto y copias locales</text:span><text:span text:style-name="T2"> </text:span><text:span text:style-name="T4">✅</text:span></text:p>
      <text:p text:style-name="P7" loext:marker-style-name="T2"><text:span text:style-name="T2">c) </text:span><text:span text:style-name="T6">Modelo basado únicamente en carpetas compartidas</text:span></text:p>
      <text:p text:style-name="P7" loext:marker-style-name="T2"><text:span text:style-name="T6">d</text:span><text:span text:style-name="T2">) </text:span><text:span text:style-name="T6">Solo funciona si hay conexión permanente a internet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MT" svg:font-family="ArialMT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04T08:47:42.224830500</meta:creation-date>
    <dc:date>2026-02-04T09:23:39.316872000</dc:date>
    <meta:editing-duration>PT15M29S</meta:editing-duration>
    <meta:editing-cycles>1</meta:editing-cycles>
    <meta:document-statistic meta:table-count="0" meta:image-count="0" meta:object-count="0" meta:page-count="3" meta:paragraph-count="29" meta:word-count="181" meta:character-count="1106" meta:non-whitespace-character-count="924"/>
    <meta:generator>LibreOffice/25.8.3.2$Windows_X86_64 LibreOffice_project/8ca8d55c161d602844f5428fa4b58097424e324e</meta:generator>
  </office:meta>
</office:document-meta>
</file>